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84f31" officeooo:paragraph-rsid="00184f31"/>
    </style:style>
    <style:style style:name="P2" style:family="paragraph" style:parent-style-name="Text_20_body" style:list-style-name="L1">
      <style:text-properties officeooo:rsid="00184f31" officeooo:paragraph-rsid="00184f31"/>
    </style:style>
    <style:style style:name="P3" style:family="paragraph" style:parent-style-name="Text_20_body">
      <style:text-properties officeooo:rsid="001b748c" officeooo:paragraph-rsid="001b748c"/>
    </style:style>
    <style:style style:name="P4" style:family="paragraph" style:parent-style-name="Text_20_body" style:list-style-name="L2">
      <style:text-properties officeooo:rsid="001b748c" officeooo:paragraph-rsid="001b748c"/>
    </style:style>
    <style:style style:name="P5" style:family="paragraph" style:parent-style-name="Text_20_body" style:list-style-name="L3">
      <style:text-properties officeooo:rsid="001b748c" officeooo:paragraph-rsid="001b748c"/>
    </style:style>
    <style:style style:name="P6" style:family="paragraph" style:parent-style-name="Text_20_body" style:list-style-name="L3">
      <style:text-properties officeooo:rsid="001cc4e0" officeooo:paragraph-rsid="001cc4e0"/>
    </style:style>
    <style:style style:name="P7" style:family="paragraph" style:parent-style-name="Text_20_body">
      <style:text-properties officeooo:rsid="001cc4e0" officeooo:paragraph-rsid="001cc4e0"/>
    </style:style>
    <style:style style:name="P8" style:family="paragraph" style:parent-style-name="Text_20_body" style:list-style-name="L4">
      <style:text-properties officeooo:rsid="001cc4e0" officeooo:paragraph-rsid="001cc4e0"/>
    </style:style>
    <style:style style:name="P9" style:family="paragraph" style:parent-style-name="Text_20_body" style:list-style-name="L5">
      <style:text-properties officeooo:rsid="001cc4e0" officeooo:paragraph-rsid="001cc4e0"/>
    </style:style>
    <style:style style:name="P10" style:family="paragraph" style:parent-style-name="Text_20_body">
      <style:text-properties officeooo:rsid="001cdc39" officeooo:paragraph-rsid="001cdc39"/>
    </style:style>
    <style:style style:name="P11" style:family="paragraph" style:parent-style-name="Text_20_body">
      <style:text-properties officeooo:rsid="001e1a21" officeooo:paragraph-rsid="001e1a21"/>
    </style:style>
    <style:style style:name="P12" style:family="paragraph" style:parent-style-name="Subtitle">
      <style:text-properties officeooo:rsid="00184f31" officeooo:paragraph-rsid="00184f31"/>
    </style:style>
    <style:style style:name="P13" style:family="paragraph" style:parent-style-name="Heading_20_1">
      <style:text-properties officeooo:rsid="00184f31" officeooo:paragraph-rsid="00184f31"/>
    </style:style>
    <style:style style:name="P14" style:family="paragraph" style:parent-style-name="Heading_20_1">
      <style:text-properties officeooo:paragraph-rsid="001b748c"/>
    </style:style>
    <style:style style:name="P15" style:family="paragraph" style:parent-style-name="Heading_20_1">
      <style:text-properties officeooo:paragraph-rsid="001cc4e0"/>
    </style:style>
    <style:style style:name="P16" style:family="paragraph" style:parent-style-name="Heading_20_1">
      <style:paragraph-properties fo:break-before="page"/>
    </style:style>
    <style:style style:name="P17" style:family="paragraph" style:parent-style-name="Heading_20_2">
      <style:text-properties officeooo:rsid="001cdc39" officeooo:paragraph-rsid="001cdc39"/>
    </style:style>
    <style:style style:name="P18" style:family="paragraph" style:parent-style-name="Heading_20_2">
      <style:text-properties officeooo:paragraph-rsid="001cdc39"/>
    </style:style>
    <style:style style:name="T1" style:family="text">
      <style:text-properties officeooo:rsid="001b748c"/>
    </style:style>
    <style:style style:name="T2" style:family="text">
      <style:text-properties officeooo:rsid="001cdc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GRPG</text:p>
      <text:p text:style-name="P12">Because I can't think of a better name, I'll just use my initials</text:p>
      <text:p text:style-name="P1"/>
      <text:h text:style-name="P16" text:outline-level="1">Introduction</text:h>
      <text:p text:style-name="P1">Role-Playing Games (the real-life kind, where you actually talk to other human beings and imagine the entire universe in your head) are a lot of fun. Coming up with neat new magic items, new skills and bonuses, spells, and arcane rules are also a lot of fun. What is not fun is endlessly rolling dice and looking up tables and calculating numbers. Players may have to roll thirty dice before they can dispatch a single goblin, making encounters with a lot of goblins very boring.</text:p>
      <text:p text:style-name="P1">Computers are ubiquitous. And they are really good at what they do, which is applying logical rules mercilessly. But they really stink at communicating effectively with human beings, although they can be a tool to make that communication more effective.</text:p>
      <text:p text:style-name="P1">What would happen if we combined the two? There are really two possibilities. One, you end up with RPGs, the computer video game version. These are pointless and dull. Two, you create something that could make real-life role-playing a lot more fun.</text:p>
      <text:p text:style-name="P1">There are a lot of obstacles in the way. For starters, publishers make their money by getting people to buy their books. They also make a little money by keeping control over who is allowed to write software for what system. RPG publishers tend to be horrible programmers (and vice-versa.)</text:p>
      <text:p text:style-name="P1">The goal of this project is to show how you can make RPGs fun again. I'm inventing an entirely new system, and writing software to go with it. I'm doing this for myself, of course, but you're welcome to use the software and contribute as well.</text:p>
      <text:h text:style-name="Heading_20_1" text:outline-level="1">Overview</text:h>
      <text:p text:style-name="P1">The JGRPG system has these fundamental traits:</text:p>
      <text:list xml:id="list2485777442715659178" text:style-name="L1">
        <text:list-item>
          <text:p text:style-name="P2">It is open. You can use as much or as little of it as you want.</text:p>
        </text:list-item>
        <text:list-item>
          <text:p text:style-name="P2">It is pedantic. That's OK, because the computer will take care of the pedanticism.</text:p>
        </text:list-item>
        <text:list-item>
          <text:p text:style-name="P2">It is built to help tell stories. That is, it will not replace the story-telling, but supplement it.</text:p>
        </text:list-item>
        <text:list-item>
          <text:p text:style-name="P2">It will encourage people to add things to the universe, or remove the bits they don't like.</text:p>
        </text:list-item>
      </text:list>
      <text:p text:style-name="P1">The JGRPG Toolkit (this software) is an app written in a way that you should be able to understand it and extend it. It is built to be "modded" --- that is, to be extended --- with simple Python scripts.</text:p>
      <text:p text:style-name="P1">The JGRPG Server is a website where people can share content together.</text:p>
      <text:p text:style-name="P1">This manual covers the entire system. It will also cover how to use the Toolkit. In addition, there is a section for extending the system as well.</text:p>
      <text:h text:style-name="Heading_20_1" text:outline-level="1">The Game System</text:h>
      <text:p text:style-name="P1">The Game System consists of a set of rules. That's really all there is to it.</text:p>
      <text:p text:style-name="P1">The Game System is meant to be modular. You can, for instance, replace the Hit Point (HP) system with an entirely different system. All you have to do is modify all the objects that would have HP and all the code that would interact with HP to do something different instead. For instance, you can track wounds and their effects, calculate how much blood a character has lost or how much pain they are in.</text:p>
      <text:p text:style-name="P1">Because the Game System is not meant for humans, you can make your Game System as detailed as you like. Feel free to go crazy.</text:p>
      <text:p text:style-name="P1"><text:soft-page-break/>A good example of what the game system can be is something like Nethack. Nethack is an insanely complicated game system. I don't think anyone completely understands every aspect of it. However, it is great fun because things make sense, more or less. Dip a scroll in water, for instance, and it becomes a blank piece of paper where you can write a new spell down with a magic marker.</text:p>
      <text:h text:style-name="Heading_20_1" text:outline-level="1">Universe</text:h>
      <text:p text:style-name="P1">The Universe is the entire catalog of all objects. It also contains the entire catalog of all the rules. We'll talk about how these rules and objects are represented in the Game System.</text:p>
      <text:h text:style-name="Heading_20_1" text:outline-level="1">Characters</text:h>
      <text:p text:style-name="P1">Characters are the intelligent or semi-intelligent creatures that roam the universe. These all have their own attributes and abilities, skills, magic, and sometimes equipment. Characters have personality. It's up to the players and the GM to give them their personality, of course, since a computer cannot do that.</text:p>
      <text:h text:style-name="Heading_20_1" text:outline-level="1">Worlds</text:h>
      <text:p text:style-name="P1">The universe probably consists of one or more worlds. These worlds are loosely connected to each other, and each consists of regions, areas and rooms. These provide the setting for the various events that happen in them, and give the characters a place to live and work and move and die.</text:p>
      <text:h text:style-name="Heading_20_1" text:outline-level="1">Objects and Items</text:h>
      <text:p text:style-name="P1">Inside the worlds and areas and rooms are items and objects. </text:p>
      <text:h text:style-name="P13" text:outline-level="1">Prototypes and Classes</text:h>
      <text:p text:style-name="P1">All characters hail from a creature type or a race. This is an example of prototyping. That is, Sylana is an elf. She has certain inherent attributes and such because she is an elf, as opposed to Wargle who is a goblin, and quivering slime mold #23. This is true for characters as well as for items and objects.</text:p>
      <text:h text:style-name="P14" text:outline-level="1"><text:span text:style-name="T1">Relationships</text:span></text:h>
      <text:p text:style-name="P3">Keeping track of how each person feels about each other, or each group to each other, between potentially thousands of groups and individuals is problematic but useful.</text:p>
      <text:h text:style-name="P14" text:outline-level="1">Populations</text:h>
      <text:p text:style-name="P1">Many characters together often from a population. A population is generally represented by a list of numbers and types of creatures or races. For instance, there are 23 deer living in the Dark Woods. While we may not want to represent each individual creature with a character, we can use populations to quickly summon one or more if needed.</text:p>
      <text:p text:style-name="Text_20_body"/>
      <text:h text:style-name="Heading_20_1" text:outline-level="1">Parties</text:h>
      <text:p text:style-name="P1">A party is a group of characters that are working together, more or less. The player's party consists of <text:soft-page-break/>the player's characters and whatever allies are along for the ride. They're going to interact with other parties, sometimes parties of one and sometimes parties of many more.</text:p>
      <text:h text:style-name="Heading_20_1" text:outline-level="1">Encounters</text:h>
      <text:p text:style-name="P1">Encounters are interactions between characters or items at particular locations. These encounters can be harmless, but they could also be harmful.</text:p>
      <text:p text:style-name="P3">The tool can keep track of all encounters. It can keep track of things that were said or whatever else happens.</text:p>
      <text:h text:style-name="Heading_20_1" text:outline-level="1">Character Details</text:h>
      <text:p text:style-name="P3">Each Character has the following attributes at a minimum:</text:p>
      <text:list xml:id="list2865777413523467256" text:style-name="L2">
        <text:list-item>
          <text:p text:style-name="P4">id: A unique name. This could be a number or it could be a meaningful string.</text:p>
        </text:list-item>
        <text:list-item>
          <text:p text:style-name="P4">names: A single character can be known by many names. Really, this is a question of how each character or group knows each other character. Sometimes people get confused on names, particularly when they are not very good at the language the name is in. Powerful creatures are known by many different names, often connected to things they have done. Characters may also have titles connected to their name.</text:p>
        </text:list-item>
        <text:list-item>
          <text:p text:style-name="P4">personality: This is a short description of how to role-play the character. A few brief words are all that is needed here. Player characters can have more nuanced personalities, along with NPCs that bear a heavy influence on the storyline.</text:p>
        </text:list-item>
        <text:list-item>
          <text:p text:style-name="P4">relationships: This describes how the character feels about other groups and characters.</text:p>
        </text:list-item>
        <text:list-item>
          <text:p text:style-name="P4">memberships: A character can belong to many groups. Rather, the group knows who its members are.</text:p>
        </text:list-item>
        <text:list-item>
          <text:p text:style-name="P4">status: Alive? Dead? Knocked out? Asleep? Etc...</text:p>
        </text:list-item>
        <text:list-item>
          <text:p text:style-name="P4">location: Where they are currently.</text:p>
        </text:list-item>
      </text:list>
      <text:p text:style-name="P3">The following attributes are stats that are important for combat and other things.</text:p>
      <text:list xml:id="list7652551956659449084" text:style-name="L3">
        <text:list-item>
          <text:p text:style-name="P5">size: height and weight.</text:p>
        </text:list-item>
        <text:list-item>
          <text:p text:style-name="P6">hit points (HP): How much life they have left. 0 = dead. Average human = 100.</text:p>
        </text:list-item>
        <text:list-item>
          <text:p text:style-name="P6">Armor Class (AC): How hard they are to hit.</text:p>
        </text:list-item>
        <text:list-item>
          <text:p text:style-name="P6">Strength, Dexterity, Constitution, Intelligence, Wisdom, Charisma scores. These vary between positive and negative numbers. Exceedingly weak humans are -5 and godlike humans are +5. Some of these do not scale with size. Hence, a +2 strength small creature is not as strong as a +2 strength medium sized creature.</text:p>
        </text:list-item>
        <text:list-item>
          <text:p text:style-name="P6">Skills. Some skills are fundamental (all creatures can do them, more or less) and others are very precise.</text:p>
        </text:list-item>
        <text:list-item>
          <text:p text:style-name="P6">Magical ability. This includes their magic source and magic spells.</text:p>
        </text:list-item>
        <text:list-item>
          <text:p text:style-name="P6">Items worn and carried or equipped.</text:p>
        </text:list-item>
      </text:list>
      <text:h text:style-name="Heading_20_1" text:outline-level="1"><text:soft-page-break/>Travel and Exploration</text:h>
      <text:p text:style-name="P7">Each world should be reducible to a flat grid. Each cell on the grid has a terrain type. The terrain type effects how movement can occur.</text:p>
      <text:p text:style-name="P7">Regions of the world are collections of cells. They host populations of animals and other creatures. Random encounters are drawn from this based upon many factors.</text:p>
      <text:list xml:id="list9073247233203201718" text:style-name="L4">
        <text:list-item>
          <text:p text:style-name="P8">If the charaters are looking for a specific creature or a type of creature, then they are hunting or searching. Their skill in tracking is useful here.</text:p>
        </text:list-item>
        <text:list-item>
          <text:p text:style-name="P8">If the characters are avoiding being detected by a specific creature, they are hiding.</text:p>
        </text:list-item>
        <text:list-item>
          <text:p text:style-name="P8">Otherwise, random chance determines if they run into any creature at all.</text:p>
        </text:list-item>
      </text:list>
      <text:p text:style-name="P7">During travel, the characters can rest, setup camp, or do any number of typical things. </text:p>
      <text:h text:style-name="Heading_20_1" text:outline-level="1">Combat</text:h>
      <text:p text:style-name="P7">Combat is resolved thusly.</text:p>
      <text:p text:style-name="P7">First, all the creatures declare their actions. Creatures who are slow declare first, while creatures who are fast and reactive declare last. <text:s/>(Dex and Wis play a role here -- one enables the creature to move quickly, the other allows the creature to recognize and make good decisions quicker.)</text:p>
      <text:p text:style-name="P7">Next, those actions are all resolved simultaneously. Thus, creatures cannot change their course of action based on the results of another action.</text:p>
      <text:p text:style-name="P7">Creatures may move and act, with movement before, after, or around the action they choose to do.</text:p>
      <text:p text:style-name="P7">Some creatures get a bonus action. They must declare this.</text:p>
      <text:p text:style-name="P7">Creatures can delay their actions and bonus actions, but they must state specific conditions.</text:p>
      <text:p text:style-name="P7">Some creatures can reacte. There are conditions which will allow them to choose to reacte, such as a creature leaving melee range without taking the "disengage" action.</text:p>
      <text:list xml:id="list3552548319723786093" text:style-name="L5">
        <text:list-item>
          <text:p text:style-name="P9">Movement. Creatures can move at their normal speed. Terrain may cost extra movement distance depending on the type.</text:p>
        </text:list-item>
        <text:list-item>
          <text:p text:style-name="P9">Sprinting: Creatures focus on moving quickly,</text:p>
        </text:list-item>
        <text:list-item>
          <text:p text:style-name="P9">Disengage: Creature focuses on disengaging from combat.</text:p>
        </text:list-item>
        <text:list-item>
          <text:p text:style-name="P9">Melee attack. Creature attacks as part of melee.</text:p>
        </text:list-item>
        <text:list-item>
          <text:p text:style-name="P9">Ranged attack. Creature makes a ranged attack.</text:p>
        </text:list-item>
        <text:list-item>
          <text:p text:style-name="P9">etc...</text:p>
        </text:list-item>
      </text:list>
      <text:p text:style-name="P7">Attacks are resolved by rolling 2d10, adding any bonuses, subtracting any penalties, and comparing to the creatures AC. If it is equal or greater, then the attack hits. If it is 5+, then d4x normal damage is applied. 10+ is d6x, 15+ is d8x, 20+ is d10xn 25+ is d12x, and 30+ is d20x.</text:p>
      <text:h text:style-name="Heading_20_1" text:outline-level="1"><text:soft-page-break/></text:h>
      <text:h text:style-name="Heading_20_1" text:outline-level="1">Skills</text:h>
      <text:h text:style-name="P15" text:outline-level="1">Magic</text:h>
      <text:h text:style-name="Heading_20_1" text:outline-level="1">Technical Details</text:h>
      <text:h text:style-name="P17" text:outline-level="2">View</text:h>
      <text:p text:style-name="P10">A View is a configuration of open windows and such. It can be stored and should be refreshed on restart.</text:p>
      <text:p text:style-name="P11">Saved views are also stored in the viewlist widget.</text:p>
      <text:p text:style-name="P11">To save a view, simply click "save view as..." You can also right-click on a view and replace it with the current view.</text:p>
      <text:p text:style-name="P11">To load a view, left-click on the view name in the view list.</text:p>
      <text:h text:style-name="Heading_20_2" text:outline-level="2">Universe</text:h>
      <text:p text:style-name="P7">The Universe Object contains all the other things. Note that you can't mix two universes together, although you can transplant things from one universe to another.</text:p>
      <text:p text:style-name="P10">From the universe object, you can view a list of all other objects. You may also add, delete, or search for objects.</text:p>
      <text:p text:style-name="P10">The Universe Object, when saved, stores the complete game state.</text:p>
      <text:p text:style-name="P11">To load a universe, select "Universe" -&gt; "Load" from the menu.</text:p>
      <text:p text:style-name="P11">To save the universe, select "Universe" -&gt; "Save" or "Save as..."</text:p>
      <text:h text:style-name="Heading_20_2" text:outline-level="2">History</text:h>
      <text:p text:style-name="P11">The history contains all the events that have happened in the universe, what they happened to, and when they happened. From most objects, you can see a list of the relevant historical events. Historical events are also rated by importance.</text:p>
      <text:p text:style-name="P11">You can add historical events yourself. You can choose a historical event type, the objects it is predicated on, and the historical note.</text:p>
      <text:h text:style-name="Heading_20_2" text:outline-level="2">Clock</text:h>
      <text:p text:style-name="P10">The clock determines the time in the universe. All worlds share the same time. Some worlds may experience time dilation or contraction. That is, one day in one world is like a year in another.</text:p>
      <text:p text:style-name="P11">The clock should be advanced as the players take actions.</text:p>
      <text:h text:style-name="Heading_20_2" text:outline-level="2"><text:soft-page-break/>Worlds and World Prototypes</text:h>
      <text:p text:style-name="P10">Worlds represent entire planes, such a the Material Plane or the Astral Plane. They can also represent special locations, such as crypts, dungeons, castles or towns.</text:p>
      <text:p text:style-name="P10">Worlds have world maps, which may be randomly generated as needed. This is a grid of locations and terrain types.</text:p>
      <text:p text:style-name="P10">Worlds can contain worlds. Worlds that are contained inside of another world are called "Areas" although there is no difference between them.</text:p>
      <text:p text:style-name="P10">World prototypes are used to generate new worlds. It is, in short, a program that, given parameters, will spit out a new world.</text:p>
      <text:p text:style-name="P10"/>
      <text:h text:style-name="Heading_20_2" text:outline-level="2">Creatures and Creature Prototypes</text:h>
      <text:p text:style-name="P10">Creatures </text:p>
      <text:h text:style-name="P17" text:outline-level="2">Populations and Population Prototypes</text:h>
      <text:p text:style-name="P10">These represent things like "An army of orcs". They can spawn creatures and groups as needed, until their supply is diminished.</text:p>
      <text:h text:style-name="P18" text:outline-level="2"><text:span text:style-name="T2">Groups and Group Prototypes</text:span></text:h>
      <text:p text:style-name="P10">Groups are parties of individual creatures. They travel together. You probably don't want to go more than 100 creatures in these at a time.</text:p>
      <text:p text:style-name="P10">Marching order: How the group arranges itself during movement. This could be important.</text:p>
      <text:h text:style-name="P18" text:outline-level="2">Items and Item Prototypes</text:h>
      <text:p text:style-name="P10">Idem.</text:p>
      <text:h text:style-name="Heading_20_2" text:outline-level="2">Skills</text:h>
      <text:p text:style-name="P10">This lists all the available skills and their effects. Skills can be used, and sometimes require parameters to use them. Some skills can be used in many ways. Some skills affect the rules just by having them.</text:p>
      <text:h text:style-name="Heading_20_2" text:outline-level="2">Magic Sources</text:h>
      <text:p text:style-name="P10">Magic sources list the source of magical energy. A good example of this is spell slots, or the number of channel divinity effects a cleric can use before a short rest. It describes how the energy is replenished and what the cap is. Creatures can have more than one source of magic energy. Items can also have magic sources.</text:p>
      <text:h text:style-name="Heading_20_2" text:outline-level="2">Magic Spells</text:h>
      <text:p text:style-name="P10">These list the possible spells, their required magic energy, and how they are used and how long they last.</text:p>
      <text:h text:style-name="Heading_20_2" text:outline-level="2"><text:soft-page-break/>Rules</text:h>
      <text:p text:style-name="P10">The rules handle everything else. Each rule is given a name, and organized into a hierarchy. These rules can be viewed and modified as nee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9M31S</meta:editing-duration>
    <meta:editing-cycles>5</meta:editing-cycles>
    <meta:generator>LibreOffice/4.1.4.2$Windows_x86 LibreOffice_project/0a0440ccc0227ad9829de5f46be37cfb6edcf72</meta:generator>
    <dc:date>2015-06-10T16:16:54.629000000</dc:date>
    <meta:document-statistic meta:table-count="0" meta:image-count="0" meta:object-count="0" meta:page-count="8" meta:paragraph-count="122" meta:word-count="2283" meta:character-count="13115" meta:non-whitespace-character-count="10977"/>
    <meta:user-defined meta:name="Info 1"/>
    <meta:user-defined meta:name="Info 2"/>
    <meta:user-defined meta:name="Info 3"/>
    <meta:user-defined meta:name="Info 4"/>
  </office:meta>
</office:document-meta>
</file>